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HttpStatusCodeException.UnknownHttpStatusCodeException( HttpStatusCode statusCode , HttpHeaders headers , byte [ ] responseBody , @ Nullable Charset responseCharset , @ Nullable 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HttpStatusCodeException.UnknownHttpStatusCodeException( int statusCode , HttpHeaders headers , byte [ ] responseBody , @ Nullable Charset responseCharset , @ Nullable 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HttpStatusCodeException.UnknownHttpStatusCodeException( int statusCode , HttpHeaders headers , byte [ ] responseBody , Charset response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